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Times New Roman" fo:font-size="18pt" fo:font-style="normal" style:text-underline-style="none" fo:font-weight="normal" style:font-name-asian="Segoe UI" style:font-size-asian="18pt" style:font-style-asian="normal" style:font-weight-asian="normal" style:font-name-complex="Segoe UI" style:font-size-complex="18pt" style:font-style-complex="normal" style:font-weight-complex="normal"/>
    </style:style>
    <style:style style:name="P2" style:family="paragraph" style:parent-style-name="Standard">
      <style:text-properties style:font-name="Times New Roman" fo:font-size="18pt" style:font-size-asian="18pt" style:font-size-complex="18pt"/>
    </style:style>
    <style:style style:name="P3" style:family="paragraph" style:parent-style-name="Standard">
      <style:paragraph-properties style:text-autospace="none"/>
      <style:text-properties style:font-name="Times New Roman" fo:font-size="18pt" style:font-size-asian="18pt" style:font-size-complex="18pt"/>
    </style:style>
    <style:style style:name="P4" style:family="paragraph" style:parent-style-name="Standard">
      <style:text-properties style:font-name="Times New Roman" fo:font-size="18pt" style:font-size-asian="18pt" style:font-size-complex="18pt"/>
    </style:style>
    <style:style style:name="P5" style:family="paragraph" style:parent-style-name="Standard" style:list-style-name="">
      <style:paragraph-properties style:text-autospace="none"/>
    </style:style>
    <style:style style:name="T1" style:family="text">
      <style:text-properties fo:color="#000000" fo:font-weight="bold" style:font-name-asian="Segoe UI" style:font-weight-asian="bold" style:font-name-complex="Segoe UI" style:font-weight-complex="bold"/>
    </style:style>
    <style:style style:name="T2" style:family="text">
      <style:text-properties fo:color="#000000" fo:font-weight="normal" style:font-name-asian="Segoe UI" style:font-weight-asian="normal" style:font-name-complex="Segoe UI" style:font-weight-complex="normal"/>
    </style:style>
    <style:style style:name="T3" style:family="text">
      <style:text-properties fo:color="#000000" style:text-underline-style="solid" style:text-underline-width="auto" style:text-underline-color="font-color" fo:font-weight="bold" style:font-name-asian="Segoe UI" style:font-weight-asian="bold" style:font-name-complex="Segoe UI" style:font-weight-complex="bold"/>
    </style:style>
    <style:style style:name="T4" style:family="text">
      <style:text-properties fo:color="#000000" style:text-underline-style="none" fo:font-weight="normal" style:font-name-asian="Segoe UI" style:font-weight-asian="normal" style:font-name-complex="Segoe UI" style:font-weight-complex="normal"/>
    </style:style>
    <style:style style:name="T5" style:family="text">
      <style:text-properties fo:color="#000000" fo:font-style="italic" style:text-underline-style="none" fo:font-weight="normal" style:font-name-asian="Segoe UI" style:font-style-asian="italic" style:font-weight-asian="normal" style:font-name-complex="Segoe UI" style:font-style-complex="italic" style:font-weight-complex="normal"/>
    </style:style>
    <style:style style:name="T6" style:family="text">
      <style:text-properties fo:color="#000000" fo:font-style="normal" style:text-underline-style="none" fo:font-weight="normal" style:font-name-asian="Segoe UI" style:font-style-asian="normal" style:font-weight-asian="normal" style:font-name-complex="Segoe UI" style:font-style-complex="normal" style:font-weight-complex="normal"/>
    </style:style>
    <style:style style:name="T7"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8" style:family="text">
      <style:text-properties fo:color="#000000" style:font-name="Segoe UI" fo:font-size="11pt" fo:font-style="normal" fo:font-weight="normal" style:font-name-asian="Segoe UI" style:font-size-asian="11pt" style:font-style-asian="normal" style:font-weight-asian="normal" style:font-name-complex="Segoe UI" style:font-size-complex="11pt" style:font-style-complex="normal" style:font-weight-complex="normal"/>
    </style:style>
    <style:style style:name="T9" style:family="text">
      <style:text-properties fo:color="#000000" style:font-name="Segoe UI" fo:font-size="11pt" fo:font-style="normal" style:text-underline-style="none" fo:font-weight="normal" style:font-name-asian="Segoe UI" style:font-size-asian="11pt" style:font-style-asian="normal" style:font-weight-asian="normal" style:font-name-complex="Segoe UI" style:font-size-complex="11pt" style:font-style-complex="normal" style:font-weight-complex="normal"/>
    </style:style>
    <style:style style:name="T10"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11"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12"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style:style style:name="T13" style:family="text">
      <style:text-properties fo:color="#000000" style:font-name="Segoe UI" fo:font-size="16pt" fo:font-style="normal" style:text-underline-style="solid" style:text-underline-width="auto" style:text-underline-color="font-color" fo:font-weight="bold" style:font-name-asian="Segoe UI" style:font-size-asian="16pt" style:font-style-asian="normal" style:font-weight-asian="bold" style:font-name-complex="Segoe UI" style:font-size-complex="16pt" style:font-style-complex="normal" style:font-weight-complex="bold"/>
    </style:style>
    <style:style style:name="T14" style:family="text">
      <style:text-properties fo:color="#000000" style:font-name="Segoe UI" fo:font-size="16pt" fo:font-style="normal" style:text-underline-style="none"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yer</text:p>
      <text:p text:style-name="P2"/>
      <text:p text:style-name="P2">The most important section of the entire web site. Prayer. Perhaps. Most Christians dont seem to ask the question, what is prayer? They assume that they know what prayer is and that their method of doing it is correct. Maybe they are right? But what is prayer? And is there a right and and a wrong way to pray? A couple of Scriptures</text:p>
      <text:p text:style-name="P2"/>
      <text:p text:style-name="P2"><text:span text:style-name="T1">Ps 66:18</text:span><text:span text:style-name="T2"> <text:s/>If I regard </text:span><text:span text:style-name="T3">iniquity</text:span><text:span text:style-name="T4"> in my </text:span><text:span text:style-name="T3">heart</text:span><text:span text:style-name="T4">, the Lord will not hear </text:span><text:span text:style-name="T5">me</text:span><text:span text:style-name="T6">:</text:span></text:p>
      <text:p text:style-name="P1"/>
      <text:p text:style-name="P3"><text:span text:style-name="T1">Eze 14:3</text:span><text:span text:style-name="T2"> <text:s/>Son of man, these men have set up their idols in their </text:span><text:span text:style-name="T3">heart</text:span><text:span text:style-name="T4">, and put the stumblingblock of their </text:span><text:span text:style-name="T3">iniquity</text:span><text:span text:style-name="T4"> before their face: should I be enquired of at all by them?</text:span></text:p>
      <text:p text:style-name="P2"/>
      <text:p text:style-name="P2">Wednesday 23 April 2025</text:p>
      <text:p text:style-name="P2"/>
      <text:p text:style-name="P2">Back to prayer. Surely prayer is a petition to a higher power to gain a request? And it would seem to me that very few prayers actually get answered. Why is that?</text:p>
      <text:p text:style-name="P2"/>
      <text:p text:style-name="P2"/>
      <text:p text:style-name="P2">Friday 25 April 25</text:p>
      <text:p text:style-name="P2"/>
      <text:p text:style-name="P2"><text:span text:style-name="T7">24 </text:span><text:span text:style-name="T10"><text:s/>“Therefore I say to you, whatever things you ask when you pray, believe that you receive </text:span><text:span text:style-name="T11">them</text:span><text:span text:style-name="T12">, and you will have </text:span><text:span text:style-name="T11">them</text:span><text:span text:style-name="T12">.</text:span></text:p>
      <text:p text:style-name="P5"><text:span text:style-name="T8">25 </text:span><text:span text:style-name="T12"><text:s/>“And whenever you stand praying, if you have anything against anyone, forgive him, that your Father in heaven may also forgive you your trespasses.</text:span></text:p>
      <text:p text:style-name="P5"><text:span text:style-name="T8">26 </text:span><text:span text:style-name="T12"><text:s/>“But if you do not forgive, neither will your Father in heaven forgive your trespasses.”</text:span></text:p>
      <text:p text:style-name="P5"><text:span text:style-name="T12"/></text:p>
      <text:p text:style-name="P5"><text:span text:style-name="T8">Ps 138:2</text:span><text:span text:style-name="T12"> <text:s/>I will worship toward Your holy temple, And praise Your </text:span><text:soft-page-break/><text:span text:style-name="T13">name</text:span><text:span text:style-name="T14"> For Your lovingkindness and Your truth; For You have magnified Your </text:span><text:span text:style-name="T13">word</text:span><text:span text:style-name="T14"> above all Your </text:span><text:span text:style-name="T13">name</text:span><text:span text:style-name="T14">.</text:span></text:p>
      <text:p text:style-name="P5"><text:span text:style-name="T14"/></text:p>
      <text:p text:style-name="P5"><text:span text:style-name="T14">I can only speak for myself. Everyone else has a different perspective ,interpretation and worldview. And who knows if there is such a thing as right and wrong in these matters? Some would say that answered prayer is the proof of the validity of ones methadology in approaching the Most High. And unanswered prayer is the proof that one has got it wrong. However still others might say that unanswered prayer is down to a lack of faith. </text:span></text:p>
      <text:p text:style-name="P5"><text:span text:style-name="T14"/></text:p>
      <text:p text:style-name="P5"><text:span text:style-name="T14">So what does the Bible, the very Word of the Almighty have to say on the subject? </text:span></text:p>
      <text:p text:style-name="P5"><text:span text:style-name="T14"/></text:p>
      <text:p text:style-name="P5"><text:span text:style-name="T9">Php 4:6</text:span><text:span text:style-name="T14"> <text:s/>Be anxious for nothing, but in everything by </text:span><text:span text:style-name="T13">prayer</text:span><text:span text:style-name="T14"> and supplication, with </text:span><text:span text:style-name="T13">thanksgiving</text:span><text:span text:style-name="T14">, let your requests be made known to God;</text:span></text:p>
      <text:p text:style-name="P5"><text:span text:style-name="T14"/></text:p>
      <text:p text:style-name="P5"><text:span text:style-name="T14"/></text:p>
      <text:p text:style-name="P5"><text:span text:style-name="T14"/></text:p>
      <text:p text:style-name="P5"><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8T22:21:32.81</meta:creation-date>
    <dc:date>2025-04-25T17:01:40.79</dc:date>
    <meta:editing-duration>PT2H19M31S</meta:editing-duration>
    <meta:editing-cycles>5</meta:editing-cycles>
    <meta:generator>OpenOffice/4.1.15$Win32 OpenOffice.org_project/4115m2$Build-9813</meta:generator>
    <meta:document-statistic meta:table-count="0" meta:image-count="0" meta:object-count="0" meta:page-count="2" meta:paragraph-count="14" meta:word-count="364" meta:character-count="1972"/>
  </office:meta>
</office:document-meta>
</file>